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 fo:line-height="0.483cm"/>
      <style:text-properties officeooo:paragraph-rsid="00127310"/>
    </style:style>
    <style:style style:name="P2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127310"/>
    </style:style>
    <style:style style:name="P3" style:family="paragraph" style:parent-style-name="Heading_20_1">
      <style:paragraph-properties fo:margin-top="0.159cm" fo:margin-bottom="0cm" style:contextual-spacing="false"/>
      <style:text-properties fo:font-size="22pt" officeooo:paragraph-rsid="00127310" style:font-size-asian="22pt" style:font-size-complex="22pt"/>
    </style:style>
    <style:style style:name="P4" style:family="paragraph" style:parent-style-name="Heading_20_1">
      <style:text-properties officeooo:paragraph-rsid="00127310"/>
    </style:style>
    <style:style style:name="P5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  <style:text-properties officeooo:paragraph-rsid="00127310"/>
    </style:style>
    <style:style style:name="P6" style:family="paragraph" style:parent-style-name="Standard">
      <style:paragraph-properties fo:margin-left="0.233cm" fo:margin-right="0cm" fo:text-indent="0cm" style:auto-text-indent="false"/>
      <style:text-properties officeooo:paragraph-rsid="00127310"/>
    </style:style>
    <style:style style:name="P7" style:family="paragraph" style:parent-style-name="Standard">
      <style:paragraph-properties fo:margin-left="0.183cm" fo:margin-right="0cm" fo:text-indent="0cm" style:auto-text-indent="false"/>
      <style:text-properties officeooo:paragraph-rsid="00127310"/>
    </style:style>
    <style:style style:name="P8" style:family="paragraph" style:parent-style-name="Standard">
      <loext:graphic-properties draw:fill="solid" draw:fill-color="#1e1f22"/>
      <style:paragraph-properties fo:margin-left="0.183cm" fo:margin-right="0cm" fo:text-indent="0cm" style:auto-text-indent="false" fo:background-color="#1e1f22" fo:padding="0cm" fo:border="none" style:shadow="none"/>
      <style:text-properties officeooo:paragraph-rsid="00127310"/>
    </style:style>
    <style:style style:name="P9" style:family="paragraph" style:parent-style-name="Standard">
      <style:paragraph-properties fo:margin-left="0cm" fo:margin-right="0cm" fo:line-height="0.483cm" fo:text-indent="0cm" style:auto-text-indent="false"/>
      <style:text-properties fo:font-size="12pt" fo:letter-spacing="-0.009cm" fo:font-weight="bold" officeooo:paragraph-rsid="00127310" style:font-size-asian="12pt" style:font-weight-asian="bold"/>
    </style:style>
    <style:style style:name="P10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127310" style:font-size-asian="12pt" style:font-weight-asian="bold"/>
    </style:style>
    <style:style style:name="P11" style:family="paragraph" style:parent-style-name="Text_20_body">
      <style:paragraph-properties fo:margin-top="0.012cm" fo:margin-bottom="0cm" style:contextual-spacing="false"/>
      <style:text-properties fo:font-size="12pt" fo:language="en" fo:country="US" officeooo:paragraph-rsid="00127310" style:font-size-asian="12pt"/>
    </style:style>
    <style:style style:name="P12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4fa0e" officeooo:paragraph-rsid="00127310" style:font-size-asian="12pt" style:font-weight-asian="bold" style:font-weight-complex="bold"/>
    </style:style>
    <style:style style:name="P13" style:family="paragraph" style:parent-style-name="Text_20_body">
      <style:paragraph-properties fo:margin-top="0.012cm" fo:margin-bottom="0cm" style:contextual-spacing="false"/>
      <style:text-properties fo:font-size="12pt" fo:language="en" fo:country="US" fo:font-weight="bold" officeooo:rsid="00231a38" officeooo:paragraph-rsid="001c3d81" style:font-size-asian="12pt" style:font-weight-asian="bold" style:font-weight-complex="bold"/>
    </style:style>
    <style:style style:name="P14" style:family="paragraph" style:parent-style-name="Text_20_body">
      <style:paragraph-properties fo:margin-top="0.007cm" fo:margin-bottom="0cm" style:contextual-spacing="false"/>
      <style:text-properties fo:font-size="12pt" officeooo:paragraph-rsid="00127310" style:font-size-asian="12pt"/>
    </style:style>
    <style:style style:name="P15" style:family="paragraph" style:parent-style-name="Text_20_body">
      <style:paragraph-properties fo:margin-top="0.019cm" fo:margin-bottom="0cm" style:contextual-spacing="false"/>
      <style:text-properties fo:font-size="5.5pt" fo:font-weight="bold" officeooo:paragraph-rsid="00127310" style:font-size-asian="5.5pt" style:font-weight-asian="bold"/>
    </style:style>
    <style:style style:name="P16" style:family="paragraph" style:parent-style-name="Text_20_body">
      <style:paragraph-properties fo:margin-top="0.018cm" fo:margin-bottom="0cm" style:contextual-spacing="false"/>
      <style:text-properties fo:font-size="14.5pt" fo:font-weight="bold" officeooo:paragraph-rsid="00127310" style:font-size-asian="14.5pt" style:font-weight-asian="bold"/>
    </style:style>
    <style:style style:name="P17" style:family="paragraph" style:parent-style-name="Text_20_body">
      <style:paragraph-properties fo:margin-top="0.012cm" fo:margin-bottom="0cm" style:contextual-spacing="false"/>
      <style:text-properties fo:font-size="10.5pt" fo:font-weight="bold" officeooo:paragraph-rsid="00127310" style:font-size-asian="10.5pt" style:font-weight-asian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5f826b" loext:opacity="100%" style:font-name="JetBrains Mono" fo:font-size="10pt" fo:font-style="italic" fo:font-weight="normal" officeooo:paragraph-rsid="00127310" style:font-size-asian="10pt" style:font-style-asian="italic" style:font-weight-asian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4e88a"/>
    </style:style>
    <style:style style:name="P20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  <style:text-properties officeooo:paragraph-rsid="0024e88a"/>
    </style:style>
    <style:style style:name="P21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  <style:text-properties officeooo:paragraph-rsid="00127310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5f826b" loext:opacity="100%" style:font-name="JetBrains Mono" fo:font-size="10pt" fo:font-style="italic" fo:font-weight="normal" officeooo:paragraph-rsid="0024e88a" style:font-size-asian="10pt" style:font-style-asian="italic" style:font-weight-asian="normal"/>
    </style:style>
    <style:style style:name="P23" style:family="paragraph" style:parent-style-name="Standard">
      <loext:graphic-properties draw:fill="solid" draw:fill-color="#1e1f22"/>
      <style:paragraph-properties fo:margin-left="0.183cm" fo:margin-right="0cm" fo:text-indent="0cm" style:auto-text-indent="false" fo:background-color="#1e1f22" fo:padding="0cm" fo:border="none" style:shadow="none"/>
      <style:text-properties fo:color="#5f826b" loext:opacity="100%" style:font-name="JetBrains Mono" fo:font-size="10pt" fo:font-style="italic" fo:font-weight="normal" officeooo:paragraph-rsid="00127310" style:font-size-asian="10pt" style:font-style-asian="italic" style:font-weight-asian="normal"/>
    </style:style>
    <style:style style:name="P24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127310"/>
    </style:style>
    <style:style style:name="P25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25e801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letter-spacing="-0.007cm" fo:font-weight="bold" style:font-size-asian="12pt" style:font-weight-asian="bold"/>
    </style:style>
    <style:style style:name="T3" style:family="text">
      <style:text-properties fo:font-size="12pt" fo:letter-spacing="-0.007cm" fo:font-weight="bold" officeooo:rsid="002305e3" style:font-size-asian="12pt" style:font-weight-asian="bold"/>
    </style:style>
    <style:style style:name="T4" style:family="text">
      <style:text-properties fo:font-size="12pt" fo:letter-spacing="-0.009cm" fo:font-weight="bold" style:font-size-asian="12pt" style:font-weight-asian="bold"/>
    </style:style>
    <style:style style:name="T5" style:family="text">
      <style:text-properties fo:font-size="12pt" fo:letter-spacing="-0.009cm" fo:font-weight="bold" officeooo:rsid="0026af28" style:font-size-asian="12pt" style:font-weight-asian="bold"/>
    </style:style>
    <style:style style:name="T6" style:family="text">
      <style:text-properties fo:font-size="12pt" fo:letter-spacing="-0.014cm" fo:font-weight="bold" style:font-size-asian="12pt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/>
    </style:style>
    <style:style style:name="T8" style:family="text">
      <style:text-properties fo:font-size="12pt" fo:font-style="italic" fo:font-weight="bold" officeooo:rsid="00127310" style:font-size-asian="12pt" style:font-style-asian="italic" style:font-weight-asian="bold"/>
    </style:style>
    <style:style style:name="T9" style:family="text">
      <style:text-properties fo:font-size="12pt" fo:font-style="italic" fo:font-weight="bold" officeooo:rsid="0024e88a" style:font-size-asian="12pt" style:font-style-asian="italic" style:font-weight-asian="bold"/>
    </style:style>
    <style:style style:name="T10" style:family="text">
      <style:text-properties fo:font-size="12pt" fo:letter-spacing="-0.018cm" fo:font-weight="bold" style:font-size-asian="12pt" style:font-weight-asian="bold"/>
    </style:style>
    <style:style style:name="T11" style:family="text">
      <style:text-properties fo:font-size="12pt" fo:letter-spacing="-0.016cm" fo:font-weight="bold" style:font-size-asian="12pt" style:font-weight-asian="bold"/>
    </style:style>
    <style:style style:name="T12" style:family="text">
      <style:text-properties fo:letter-spacing="-0.019cm"/>
    </style:style>
    <style:style style:name="T13" style:family="text">
      <style:text-properties fo:letter-spacing="-0.018cm"/>
    </style:style>
    <style:style style:name="T14" style:family="text">
      <style:text-properties fo:letter-spacing="-0.014cm"/>
    </style:style>
    <style:style style:name="T15" style:family="text">
      <style:text-properties fo:letter-spacing="-0.016cm"/>
    </style:style>
    <style:style style:name="T16" style:family="text">
      <style:text-properties fo:letter-spacing="-0.004cm"/>
    </style:style>
    <style:style style:name="T17" style:family="text">
      <style:text-properties fo:letter-spacing="-0.004cm" officeooo:rsid="00127310"/>
    </style:style>
    <style:style style:name="T18" style:family="text">
      <style:text-properties fo:letter-spacing="-0.004cm" officeooo:rsid="0024e88a"/>
    </style:style>
    <style:style style:name="T19" style:family="text">
      <style:text-properties fo:letter-spacing="-0.007cm"/>
    </style:style>
    <style:style style:name="T20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26" style:family="text">
      <style:text-properties officeooo:rsid="0024e8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Студент<text:span text:style-name="T12"> </text:span>группы<text:span text:style-name="T13"> </text:span>ИС-22<text:span text:style-name="T14"> </text:span>Зоренко<text:span text:style-name="T15"> </text:span>Константин<text:span text:style-name="T12"> </text:span>Сергеевич.</text:p>
      <text:p text:style-name="P14"/>
      <text:h text:style-name="P1" text:outline-level="1">Практическое<text:span text:style-name="T16"> </text:span>занятие<text:span text:style-name="T19"> </text:span>№<text:span text:style-name="T16"> </text:span><text:span text:style-name="T17">1</text:span><text:span text:style-name="T18">3</text:span></text:h>
      <text:p text:style-name="P2"><text:span text:style-name="T1">Тема: </text:span><text:span text:style-name="T5">составление программ с матрицами в IDEPyCharmCommunity</text:span></text:p>
      <text:p text:style-name="P9"/>
      <text:p text:style-name="P10"/>
      <text:p text:style-name="P10">Количество часов: <text:span text:style-name="T26">2.</text:span> </text:p>
      <text:p text:style-name="P10"/>
      <text:p text:style-name="P2"><text:span text:style-name="T4">Цели практического занятия:закрепить усвоенные знания, понятия, алгоритмы, основные принципы составления программ, приобрести навыки составление программ с использованием с матриц в IDE PyCharm Community.</text:span></text:p>
      <text:p text:style-name="P10"/>
      <text:p text:style-name="P19"><text:span text:style-name="T1"><text:s text:c="2"/>Постановка</text:span><text:span text:style-name="T6"> </text:span><text:span text:style-name="T1">задачи: </text:span><text:span text:style-name="T25">1. В матрице найти сумму и произведение элементов столбца N (N задать с клавиатуры). </text:span></text:p>
      <text:p text:style-name="P22">2. В матрице найти отрицательные элементы, сформировать из них новый массив. Вывести размер полученного массива.</text:p>
      <text:p text:style-name="P18"/>
      <text:h text:style-name="P3" text:outline-level="1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oft-page-break/>Студент<text:span text:style-name="T12"> </text:span>группы<text:span text:style-name="T13"> </text:span>ИС-22<text:span text:style-name="T14"> </text:span>Зоренко<text:span text:style-name="T15"> </text:span>Константин<text:span text:style-name="T12"> </text:span></text:p>
      <text:p text:style-name="P20">Сергеевич.</text:p>
      <text:p text:style-name="P5"><text:span text:style-name="T7">PZ_</text:span><text:span text:style-name="T8">1</text:span><text:span text:style-name="T9">3</text:span></text:p>
      <text:h text:style-name="P4" text:outline-level="1">Текст<text:span text:style-name="T14"> </text:span>программы:</text:h>
      <text:p text:style-name="P8"><text:span text:style-name="T23">import </text:span><text:span text:style-name="T20">random</text:span><text:line-break/><text:span text:style-name="T20">rows = </text:span><text:span text:style-name="T22">int</text:span><text:span text:style-name="T20">(</text:span><text:span text:style-name="T22">input</text:span><text:span text:style-name="T20">(</text:span><text:span text:style-name="T21">"количество строк: "</text:span><text:span text:style-name="T20">))</text:span><text:line-break/><text:span text:style-name="T20">cols = </text:span><text:span text:style-name="T22">int</text:span><text:span text:style-name="T20">(</text:span><text:span text:style-name="T22">input</text:span><text:span text:style-name="T20">(</text:span><text:span text:style-name="T21">"количество столбцов: "</text:span><text:span text:style-name="T20">))</text:span><text:line-break/><text:line-break/><text:span text:style-name="T20">matrix = [[random.randint(</text:span><text:span text:style-name="T24">1</text:span><text:span text:style-name="T20">, </text:span><text:span text:style-name="T24">10</text:span><text:span text:style-name="T20">) </text:span><text:span text:style-name="T23">for </text:span><text:span text:style-name="T20">_ </text:span><text:span text:style-name="T23">in </text:span><text:span text:style-name="T22">range</text:span><text:span text:style-name="T20">(cols)] </text:span><text:span text:style-name="T23">for </text:span><text:span text:style-name="T20">_ </text:span><text:span text:style-name="T23">in </text:span><text:span text:style-name="T22">range</text:span><text:span text:style-name="T20">(rows)]</text:span><text:line-break/><text:line-break/><text:span text:style-name="T23">for </text:span><text:span text:style-name="T20">row </text:span><text:span text:style-name="T23">in </text:span><text:span text:style-name="T20">matrix:</text:span><text:line-break/><text:span text:style-name="T20"> <text:s text:c="3"/></text:span><text:span text:style-name="T22">print</text:span><text:span text:style-name="T20">(row)</text:span><text:line-break/><text:line-break/><text:span text:style-name="T20">N = </text:span><text:span text:style-name="T22">int</text:span><text:span text:style-name="T20">(</text:span><text:span text:style-name="T22">input</text:span><text:span text:style-name="T20">(</text:span><text:span text:style-name="T21">"Введите номер столбца N: "</text:span><text:span text:style-name="T20">))</text:span><text:line-break/><text:span text:style-name="T20">sum_column = </text:span><text:span text:style-name="T22">sum</text:span><text:span text:style-name="T20">(row[N-</text:span><text:span text:style-name="T24">1</text:span><text:span text:style-name="T20">] </text:span><text:span text:style-name="T23">for </text:span><text:span text:style-name="T20">row </text:span><text:span text:style-name="T23">in </text:span><text:span text:style-name="T20">matrix)</text:span><text:line-break/><text:span text:style-name="T20">product_column = </text:span><text:span text:style-name="T24">1</text:span><text:line-break/><text:span text:style-name="T23">for </text:span><text:span text:style-name="T20">row </text:span><text:span text:style-name="T23">in </text:span><text:span text:style-name="T20">matrix:</text:span><text:line-break/><text:span text:style-name="T20"> <text:s text:c="3"/>product_column *= row[N-</text:span><text:span text:style-name="T24">1</text:span><text:span text:style-name="T20">]</text:span><text:line-break/><text:line-break/><text:span text:style-name="T22">print</text:span><text:span text:style-name="T20">(</text:span><text:span text:style-name="T21">"Сумма элементов в столбце N: "</text:span><text:span text:style-name="T20">, sum_column)</text:span><text:line-break/><text:span text:style-name="T22">print</text:span><text:span text:style-name="T20">(</text:span><text:span text:style-name="T21">"Произведение элементов в столбце N: "</text:span><text:span text:style-name="T20">, product_column)</text:span><text:line-break/><text:line-break/><text:span text:style-name="T20">negative_elements = [element </text:span><text:span text:style-name="T23">for </text:span><text:span text:style-name="T20">row </text:span><text:span text:style-name="T23">in </text:span><text:span text:style-name="T20">matrix </text:span><text:span text:style-name="T23">for </text:span><text:span text:style-name="T20">element </text:span><text:span text:style-name="T23">in </text:span><text:span text:style-name="T20">row </text:span><text:span text:style-name="T23">if </text:span><text:span text:style-name="T20">element &lt; </text:span><text:span text:style-name="T24">0</text:span><text:span text:style-name="T20">]</text:span><text:line-break/><text:span text:style-name="T22">print</text:span><text:span text:style-name="T20">(</text:span><text:span text:style-name="T21">"Размер массива с отрицательными элементами: "</text:span><text:span text:style-name="T20">, </text:span><text:span text:style-name="T22">len</text:span><text:span text:style-name="T20">(negative_elements))</text:span></text:p>
      <text:p text:style-name="P23"/>
      <text:p text:style-name="P7"/>
      <text:p text:style-name="P17"/>
      <text:p text:style-name="P6"><text:span text:style-name="T1">Протокол</text:span><text:span text:style-name="T10"> </text:span><text:span text:style-name="T1">работы</text:span><text:span text:style-name="T11"> </text:span><text:span text:style-name="T1">программы:</text:span></text:p>
      <text:p text:style-name="P11">/home/student/Документы/Zorenko_Py/venv/bin/python /home/student/Документы/Zorenko_Py/PZ_13/PZ_13.1.py </text:p>
      <text:p text:style-name="P11">Введите количество строк: 4</text:p>
      <text:p text:style-name="P11">Введите количество столбцов: 4</text:p>
      <text:p text:style-name="P11">[8, 3, 2, 3]</text:p>
      <text:p text:style-name="P11">[7, 10, 5, 4]</text:p>
      <text:p text:style-name="P11">[4, 3, 9, 1]</text:p>
      <text:p text:style-name="P11">[8, 4, 2, 8]</text:p>
      <text:p text:style-name="P11">Введите номер столбца N: 4</text:p>
      <text:p text:style-name="P11">Сумма элементов в столбце N: <text:s/>16</text:p>
      <text:p text:style-name="P11">Произведение элементов в столбце N: <text:s/>96</text:p>
      <text:p text:style-name="P11">Размер нового массива с отрицательными элементами: <text:s/>0</text:p>
      <text:p text:style-name="P11"/>
      <text:p text:style-name="P11">Process finished with exit code 0</text:p>
      <text:p text:style-name="P13"/>
      <text:p text:style-name="P12">ВЫВОД:</text:p>
      <text:p text:style-name="P25"><text:span text:style-name="T4">закрепить усвоенные знания, понятия, алгоритмы, основные принципы составления программ, приобрести навыки составление программ с использованием с матриц в IDE PyCharm 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5-29T18:07:37.795109120</dc:date>
    <meta:editing-cycles>21</meta:editing-cycles>
    <meta:editing-duration>PT1H15M54S</meta:editing-duration>
    <meta:document-statistic meta:table-count="0" meta:image-count="0" meta:object-count="0" meta:page-count="2" meta:paragraph-count="27" meta:word-count="253" meta:character-count="1893" meta:non-whitespace-character-count="1645"/>
    <meta:user-defined meta:name="Поле 1"/>
    <meta:user-defined meta:name="Поле 2"/>
    <meta:user-defined meta:name="Поле 3"/>
    <meta:user-defined meta:name="Поле 4"/>
  </office:meta>
</office:document-meta>
</file>